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sorAutoProxyCreatorTests.testWithOptimiz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visorAutoProxyCreatorTests.testCommonInterceptorAnd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dvisorAutoProxyCreatorTests.testCustomTargetSourc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visorAutoProxyCreatorTests.testLazyInit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dvisorAutoProxyCreatorTests.testQuickTargetSourc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dvisorAutoProxyCreatorTests.testCustomPrototype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visorAutoProxyCreatorTests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vePrototypeTargetSourceCreator.createBeanFactoryBasedTargetSourc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